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er">
      <style:text-properties style:font-name="cmr10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/>
    </style:style>
    <style:style style:name="P4" style:family="paragraph" style:parent-style-name="Standard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ming Languages Midterm 4</text:p>
      <text:p text:style-name="P3">Winter 2011</text:p>
      <text:p text:style-name="P3">Problems 1-8</text:p>
      <text:p text:style-name="P3"/>
      <text:p text:style-name="P4">1.</text:p>
      <text:p text:style-name="P5">“Hello World</text:p>
      <text:p text:style-name="P5">Message: <text:s/>You slime You done good You yellow slime”</text:p>
      <text:p text:style-name="P5"/>
      <text:p text:style-name="P4">2.</text:p>
      <text:p text:style-name="P5">(a).</text:p>
      <text:p text:style-name="P5">msg1: String msg, cur, deflt</text:p>
      <text:p text:style-name="P5">msg2: String msg, cur, deflt</text:p>
      <text:p text:style-name="P5">msg3: String msg, cur, deflt</text:p>
      <text:p text:style-name="P5"/>
      <text:p text:style-name="P5">(b).</text:p>
      <text:p text:style-name="P5">No -- each new object instance creates its own table of private/protected instance variables from its class(es). The only way those objects could share would be by providing accessor methods </text:p>
      <text:p text:style-name="P5"/>
      <text:p text:style-name="P5">(c).</text:p>
      <text:p text:style-name="P5">msg1 :</text:p>
      <text:p text:style-name="P6">&amp; String msg [from MeanMsg]</text:p>
      <text:p text:style-name="P6">&amp; String cur, deflt [from Msg]</text:p>
      <text:p text:style-name="P6">&amp; VMT of MeanMsg</text:p>
      <text:p text:style-name="P5">msg2: </text:p>
      <text:p text:style-name="P6">&amp; String msg [from NiceMsg]</text:p>
      <text:p text:style-name="P6">&amp; String cur, deflt [from Msg]</text:p>
      <text:p text:style-name="P6">&amp; VMT of NiceMsg</text:p>
      <text:p text:style-name="P5">msg3:</text:p>
      <text:p text:style-name="P6">&amp; String msg [from ReallyMeanMsg]</text:p>
      <text:p text:style-name="P6">&amp; String cur, deflt [from Msg]</text:p>
      <text:p text:style-name="P6">&amp; VMT of ReallyMeanMsg</text:p>
      <text:p text:style-name="P6"/>
      <text:p text:style-name="P5">VMT of MeanMsg, NiceMsg, and ReallyMeanMsg:</text:p>
      <text:p text:style-name="P6">toString()<text:tab/>[from Msg]</text:p>
      <text:p text:style-name="P5"/>
      <text:p text:style-name="P5">Wasn't very sure how to do this -- the book isn't very explicit about how to lay it out. I assumed that since the objects' fields, the Strings, are all instance variables, they would not lie in the VMTs but in the memory tables for the instances of the objects.</text:p>
      <text:p text:style-name="P5"/>
      <text:p text:style-name="P4">3.</text:p>
      <text:p text:style-name="P5">MeanMsg, ReallyMeanMsg, and NiceMsg all have <text:span text:style-name="T1">is-a</text:span><text:span text:style-name="T2"> relations to Msg. All four classes have </text:span><text:span text:style-name="T1">has-a</text:span><text:span text:style-name="T2"> relations to String.</text:span></text:p>
      <text:p text:style-name="P7"/>
      <text:p text:style-name="P8"/>
      <text:p text:style-name="P8"><text:soft-page-break/>4.</text:p>
      <text:p text:style-name="P7">(a).</text:p>
      <text:p text:style-name="P7">Polymorphism (either parametric or subtype)</text:p>
      <text:p text:style-name="P7">(b).</text:p>
      <text:p text:style-name="P7">Subtype polymorphism in OO languages is checked at run time, while parametric polymorphism, such as generics in Java, is type checked during compile time. </text:p>
      <text:p text:style-name="P7">(c).</text:p>
      <text:p text:style-name="P7">Subtype:</text:p>
      <text:p text:style-name="P7">List l = new ArrayList(); <text:s/>// new list of type Object</text:p>
      <text:p text:style-name="P7">l.add(1);</text:p>
      <text:p text:style-name="P7"/>
      <text:p text:style-name="P7">Parametric:</text:p>
      <text:p text:style-name="P7">List l&lt;Int&gt; = new ArrayList();</text:p>
      <text:p text:style-name="P7">or in haskell:</text:p>
      <text:p text:style-name="P7">length :: [a] -&gt; Int</text:p>
      <text:p text:style-name="P7">length [] = 0</text:p>
      <text:p text:style-name="P7">length (l:ls) = 1 + (length ls)</text:p>
      <text:p text:style-name="P7"/>
      <text:p text:style-name="P7">(I couldn't see any distinction in the question in 4a between parametric and subtype polymorphism... did I miss something?)</text:p>
      <text:p text:style-name="P7"/>
      <text:p text:style-name="P8">5.</text:p>
      <text:p text:style-name="P7">RTTI identifies the class of an object, while Reflection will provide different kinds of information about a given class.</text:p>
      <text:p text:style-name="P7"/>
      <text:p text:style-name="P8">6.</text:p>
      <text:p text:style-name="P7">f = (\n . take(n,[1...])) <text:tab/><text:tab/>where [1...] is an infinite list</text:p>
      <text:p text:style-name="P7"/>
      <text:p text:style-name="P7">In eager evaluation, the function would never complete, because we can never finish evaluating the infinite list. In lazy evaluation, we would receive a list of length n starting at 1.</text:p>
      <text:p text:style-name="P7"/>
      <text:p text:style-name="P8">7.</text:p>
      <text:p text:style-name="P7">Yes. Monadic programming in Haskell using the state monad can be very imperative, yet there are no assignments to memory.</text:p>
      <text:p text:style-name="P7"/>
      <text:p text:style-name="P8">8.</text:p>
      <text:p text:style-name="P7">(a).</text:p>
      <text:p text:style-name="P7">Encapsulation is simply a grouping of data and control. Information hiding seems to be an aspect or a feature of encapsulation that provides the added feature of hiding certain data and control from outside the package/module.</text:p>
      <text:p text:style-name="P7"/>
      <text:p text:style-name="P7">(b).</text:p>
      <text:p text:style-name="P7">They both involve the grouping of data and control. Information hiding could be described as a feature of encapsulation. When data/control is encapsulated and hides some of its inner workings/data then it has information hiding.</text:p>
      <text:p text:style-name="P7"><text:soft-page-break/></text:p>
      <text:p text:style-name="P7">(c).</text:p>
      <text:p text:style-name="P7">module MyMod (a) where</text:p>
      <text:p text:style-name="P7">a n = n+1</text:p>
      <text:p text:style-name="P7">b n = n+2</text:p>
      <text:p text:style-name="P7"/>
      <text:p text:style-name="P7">MyMod only exports a, hiding b, and it encapsulates both of a and 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style:font-name="cmr10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<text:tab/>Programming Languages Midterm 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3-09T10:50:54</meta:creation-date>
    <dc:creator>jb</dc:creator>
    <dc:date>2011-03-09T13:33:14</dc:date>
    <meta:editing-cycles>60</meta:editing-cycles>
    <meta:editing-duration>PT2H20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5" meta:word-count="467" meta:character-count="2732"/>
  </office:meta>
</office:document-meta>
</file>